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/>
          <table:table-cell table:style-name="ce640"/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/>
          <table:table-cell table:style-name="ce643"/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/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/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/>
          <table:table-cell table:style-name="ce655"/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/>
          <table:table-cell table:style-name="ce360"/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/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/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/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/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/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/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/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/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/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6:01:57.084802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7T16:46:47.500201132</dc:date>
    <meta:editing-duration>PT1H35M54S</meta:editing-duration>
    <meta:editing-cycles>27</meta:editing-cycles>
    <meta:generator>LibreOffice/5.1.6.2$Linux_X86_64 LibreOffice_project/10m0$Build-2</meta:generator>
    <meta:document-statistic meta:table-count="1" meta:cell-count="539" meta:object-count="0"/>
  </office:meta>
</office:document-meta>
</file>